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T1" style:family="text">
      <style:text-properties officeooo:rsid="000cdda5"/>
    </style:style>
    <style:style style:name="T2" style:family="text">
      <style:text-properties fo:color="#1b75bc"/>
    </style:style>
    <style:style style:name="T3" style:family="text">
      <style:text-properties fo:color="#1b75bc" fo:font-weight="bold" style:font-weight-asian="bold" style:font-weight-complex="bold"/>
    </style:style>
    <style:style style:name="T4" style:family="text">
      <style:text-properties fo:color="#ed1c24"/>
    </style:style>
    <style:style style:name="T5" style:family="text">
      <style:text-properties fo:color="#fd02df"/>
    </style:style>
    <style:style style:name="T6" style:family="text">
      <style:text-properties fo:color="#fff200"/>
    </style:style>
    <style:style style:name="T7" style:family="text">
      <style:text-properties officeooo:rsid="000f7e78"/>
    </style:style>
    <style:style style:name="T8" style:family="text">
      <style:text-properties fo:color="#ce181e"/>
    </style:style>
    <style:style style:name="T9" style:family="text">
      <style:text-properties fo:color="#00a65d"/>
    </style:style>
    <style:style style:name="T10" style:family="text">
      <style:text-properties fo:color="#65c295"/>
    </style:style>
    <style:style style:name="T11" style:family="text">
      <style:text-properties fo:color="#12e6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 dart --<text:span text:style-name="T1">enable-experiment=non-nullable </text:span>bin/minimal_test.dart test/src/class_a_<text:span text:style-name="T7">test</text:span>.dart </text:p>
      <text:p text:style-name="P1">Finding test files: </text:p>
      <text:p text:style-name="P1"><text:s text:c="2"/>test/src/class_a_<text:span text:style-name="T7">test</text:span>.dart</text:p>
      <text:p text:style-name="P1">Running test: dart --enable-experiment=non-nullable test/src/class_a_<text:span text:style-name="T7">test</text:span>.dart</text:p>
      <text:p text:style-name="P1"><text:s text:c="2"/><text:span text:style-name="T2">test-1: 1) outside group</text:span></text:p>
      <text:p text:style-name="P1"><text:s text:c="6"/><text:span text:style-name="T4">failed</text:span></text:p>
      <text:p text:style-name="P1"><text:s text:c="8"/><text:span text:style-name="T5">Expected:</text:span> 'a'</text:p>
      <text:p text:style-name="P1"><text:s text:c="8"/><text:span text:style-name="T5">Actual:</text:span> <text:s text:c="2"/>'b'</text:p>
      <text:p text:style-name="P1"><text:s text:c="8"/><text:span text:style-name="T5">Difference:</text:span> a'</text:p>
      <text:p text:style-name="P1"><text:s text:c="2"/><text:span text:style-name="T2">test-2: 2) outside group</text:span></text:p>
      <text:p text:style-name="P1"><text:s text:c="6"/><text:span text:style-name="T11">passed</text:span></text:p>
      <text:p text:style-name="P1"><text:s text:c="2"/><text:span text:style-name="T3">group-1: Class A</text:span></text:p>
      <text:p text:style-name="P1"><text:s text:c="4"/><text:span text:style-name="T2">test-1: equality of copies</text:span></text:p>
      <text:p text:style-name="P1"><text:s text:c="6"/><text:span text:style-name="T11">passed</text:span></text:p>
      <text:p text:style-name="P1"><text:s text:c="4"/><text:span text:style-name="T2">test-2: inequality of different instances</text:span></text:p>
      <text:p text:style-name="P1"><text:s text:c="6"/><text:span text:style-name="T6">failed: Expected to fail.</text:span></text:p>
      <text:p text:style-name="P1"><text:s text:c="8"/><text:span text:style-name="T5">Expected:</text:span> A: a1</text:p>
      <text:p text:style-name="P1"><text:s text:c="8"/><text:span text:style-name="T5">Actual:</text:span> <text:s text:c="2"/>A: a2</text:p>
      <text:p text:style-name="P1"><text:s text:c="4"/><text:span text:style-name="T2">test-3: test exception</text:span></text:p>
      <text:p text:style-name="P1"><text:s text:c="6"/><text:span text:style-name="T4">failed</text:span></text:p>
      <text:p text:style-name="P1"><text:s text:c="8"/><text:span text:style-name="T5">Expected:</text:span> A: a1</text:p>
      <text:p text:style-name="P1"><text:s text:c="8"/><text:span text:style-name="T5">Actual:</text:span> <text:s text:c="2"/>A: a2</text:p>
      <text:p text:style-name="P1"><text:s text:c="2"/><text:span text:style-name="T2">test-3: third test outside group</text:span></text:p>
      <text:p text:style-name="P1"><text:s text:c="6"/><text:span text:style-name="T4">failed</text:span></text:p>
      <text:p text:style-name="P1"><text:s text:c="8"/><text:span text:style-name="T5">Expected:</text:span> 'First line.\n'</text:p>
      <text:p text:style-name="P1"><text:s text:c="10"/>'Second line'</text:p>
      <text:p text:style-name="P1"><text:s text:c="8"/><text:span text:style-name="T5">Actual:</text:span> <text:s text:c="2"/>'First line.\n'</text:p>
      <text:p text:style-name="P1"><text:s text:c="10"/>'Second line.'</text:p>
      <text:p text:style-name="P1"><text:s text:c="8"/><text:span text:style-name="T5">Difference:</text:span> '</text:p>
      <text:p text:style-name="P1"><text:s text:c="2"/></text:p>
      <text:p text:style-name="P1"/>
      <text:p text:style-name="P1">Number of failed tests: <text:span text:style-name="T4">4</text:span>.</text:p>
      <text:p text:style-name="P1">Exiting with ExitCode.SomeTestsFailed: <text:span text:style-name="T4">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499cm" style:type="center"/>
          <style:tab-stop style:position="2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499cm" style:type="center"/>
          <style:tab-stop style:position="2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7cm" fo:page-height="19.001cm" style:num-format="1" style:print-orientation="landscape" fo:margin-top="0cm" fo:margin-bottom="0cm" fo:margin-left="0cm" fo:margin-right="0cm" fo:border="none" fo:padding="1cm" style:shadow="none" fo:background-color="#33333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3333" draw:opacity="100%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1:59:31.719420653</meta:creation-date>
    <dc:date>2020-09-07T23:56:48.780884622</dc:date>
    <meta:editing-duration>PT12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92" meta:character-count="870" meta:non-whitespace-character-count="641"/>
  </office:meta>
</office:document-meta>
</file>